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81.57mm" svg:height="112.09mm" svg:x="224.77mm" svg:y="6.64mm">
            <draw:object draw:notify-on-update-of-ranges="results.A1:results.E1 results.A2:results.A2 results.D2:results.D9 results.B2:results.B9 results.A10:results.A10 results.D10:results.D17 results.B10:results.B17 results.A18:results.A18 results.D18:results.D25 results.B18:results.B25 results.A26:results.A26 results.D26:results.D33 results.B26:results.B33 results.A34:results.A34 results.D34:results.D41 results.B34:results.B41 results.A42:results.A42 results.D42:results.D49 results.B42:results.B49 results.A50:results.A50 results.D50:results.D57 results.B50:results.B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1.57mm" svg:height="112.09mm" svg:x="228.9mm" svg:y="135.48mm">
            <draw:object draw:notify-on-update-of-ranges="results.A1:results.E1 results.B2:results.B9 results.A2:results.A2 results.E2:results.E9 results.B10:results.B17 results.A10:results.A10 results.E10:results.E17 results.B18:results.B25 results.A18:results.A18 results.E18:results.E25 results.B26:results.B33 results.A26:results.A26 results.E26:results.E33 results.B34:results.B41 results.A34:results.A34 results.E34:results.E41 results.B42:results.B49 results.A42:results.A42 results.E42:results.E49 results.B50:results.B57 results.A50:results.A50 results.E50:results.E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ozmiar problemu</text:p>
          </table:table-cell>
          <table:table-cell office:value-type="string" calcext:value-type="string">
            <text:p>Ilość procesorów</text:p>
          </table:table-cell>
          <table:table-cell office:value-type="string" calcext:value-type="string">
            <text:p>Czas wykonania</text:p>
          </table:table-cell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12061977" calcext:value-type="float">
            <text:p>0,0112061977</text:p>
          </table:table-cell>
          <table:table-cell table:formula="of:=[.$C$2]/[.$C2]" office:value-type="float" office:value="1" calcext:value-type="float">
            <text:p>1</text:p>
          </table:table-cell>
          <table:table-cell table:formula="of:=[.$D2]/[.$B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94804287" calcext:value-type="float">
            <text:p>0,0094804287</text:p>
          </table:table-cell>
          <table:table-cell table:formula="of:=[.$C$2]/[.$C3]" office:value-type="float" office:value="1.18203491156471" calcext:value-type="float">
            <text:p>1,18203491156471</text:p>
          </table:table-cell>
          <table:table-cell table:formula="of:=[.$D3]/[.$B3]" office:value-type="float" office:value="0.591017455782353" calcext:value-type="float">
            <text:p>0,5910174557823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105356932" calcext:value-type="float">
            <text:p>0,0105356932</text:p>
          </table:table-cell>
          <table:table-cell table:formula="of:=[.$C$2]/[.$C4]" office:value-type="float" office:value="1.0636412324535" calcext:value-type="float">
            <text:p>1,0636412324535</text:p>
          </table:table-cell>
          <table:table-cell table:formula="of:=[.$D4]/[.$B4]" office:value-type="float" office:value="0.354547077484501" calcext:value-type="float">
            <text:p>0,3545470774845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100550652" calcext:value-type="float">
            <text:p>0,0100550652</text:p>
          </table:table-cell>
          <table:table-cell table:formula="of:=[.$C$2]/[.$C5]" office:value-type="float" office:value="1.11448284790834" calcext:value-type="float">
            <text:p>1,11448284790834</text:p>
          </table:table-cell>
          <table:table-cell table:formula="of:=[.$D5]/[.$B5]" office:value-type="float" office:value="0.278620711977084" calcext:value-type="float">
            <text:p>0,2786207119770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116108418" calcext:value-type="float">
            <text:p>0,0116108418</text:p>
          </table:table-cell>
          <table:table-cell table:formula="of:=[.$C$2]/[.$C6]" office:value-type="float" office:value="0.965149460567105" calcext:value-type="float">
            <text:p>0,965149460567105</text:p>
          </table:table-cell>
          <table:table-cell table:formula="of:=[.$D6]/[.$B6]" office:value-type="float" office:value="0.193029892113421" calcext:value-type="float">
            <text:p>0,1930298921134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146339655" calcext:value-type="float">
            <text:p>0,0146339655</text:p>
          </table:table-cell>
          <table:table-cell table:formula="of:=[.$C$2]/[.$C7]" office:value-type="float" office:value="0.765766305790457" calcext:value-type="float">
            <text:p>0,765766305790457</text:p>
          </table:table-cell>
          <table:table-cell table:formula="of:=[.$D7]/[.$B7]" office:value-type="float" office:value="0.127627717631743" calcext:value-type="float">
            <text:p>0,1276277176317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147285938" calcext:value-type="float">
            <text:p>0,0147285938</text:p>
          </table:table-cell>
          <table:table-cell table:formula="of:=[.$C$2]/[.$C8]" office:value-type="float" office:value="0.760846408840469" calcext:value-type="float">
            <text:p>0,760846408840469</text:p>
          </table:table-cell>
          <table:table-cell table:formula="of:=[.$D8]/[.$B8]" office:value-type="float" office:value="0.108692344120067" calcext:value-type="float">
            <text:p>0,1086923441200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14918828" calcext:value-type="float">
            <text:p>0,014918828</text:p>
          </table:table-cell>
          <table:table-cell table:formula="of:=[.$C$2]/[.$C9]" office:value-type="float" office:value="0.751144640852485" calcext:value-type="float">
            <text:p>0,751144640852485</text:p>
          </table:table-cell>
          <table:table-cell table:formula="of:=[.$D9]/[.$B9]" office:value-type="float" office:value="0.0938930801065606" calcext:value-type="float">
            <text:p>0,0938930801065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80040646" calcext:value-type="float">
            <text:p>0,0380040646</text:p>
          </table:table-cell>
          <table:table-cell table:formula="of:=[.$C$10]/[.$C10]" office:value-type="float" office:value="1" calcext:value-type="float">
            <text:p>1</text:p>
          </table:table-cell>
          <table:table-cell table:formula="of:=[.$D10]/[.$B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234399796" calcext:value-type="float">
            <text:p>0,0234399796</text:p>
          </table:table-cell>
          <table:table-cell table:formula="of:=[.$C$10]/[.$C11]" office:value-type="float" office:value="1.62133522505284" calcext:value-type="float">
            <text:p>1,62133522505284</text:p>
          </table:table-cell>
          <table:table-cell table:formula="of:=[.$D11]/[.$B11]" office:value-type="float" office:value="0.81066761252642" calcext:value-type="float">
            <text:p>0,810667612526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205880165" calcext:value-type="float">
            <text:p>0,0205880165</text:p>
          </table:table-cell>
          <table:table-cell table:formula="of:=[.$C$10]/[.$C12]" office:value-type="float" office:value="1.84593132611876" calcext:value-type="float">
            <text:p>1,84593132611876</text:p>
          </table:table-cell>
          <table:table-cell table:formula="of:=[.$D12]/[.$B12]" office:value-type="float" office:value="0.615310442039588" calcext:value-type="float">
            <text:p>0,6153104420395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171686411" calcext:value-type="float">
            <text:p>0,0171686411</text:p>
          </table:table-cell>
          <table:table-cell table:formula="of:=[.$C$10]/[.$C13]" office:value-type="float" office:value="2.21357441038243" calcext:value-type="float">
            <text:p>2,21357441038243</text:p>
          </table:table-cell>
          <table:table-cell table:formula="of:=[.$D13]/[.$B13]" office:value-type="float" office:value="0.553393602595607" calcext:value-type="float">
            <text:p>0,5533936025956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209071875" calcext:value-type="float">
            <text:p>0,0209071875</text:p>
          </table:table-cell>
          <table:table-cell table:formula="of:=[.$C$10]/[.$C14]" office:value-type="float" office:value="1.8177511728921" calcext:value-type="float">
            <text:p>1,8177511728921</text:p>
          </table:table-cell>
          <table:table-cell table:formula="of:=[.$D14]/[.$B14]" office:value-type="float" office:value="0.363550234578419" calcext:value-type="float">
            <text:p>0,3635502345784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227483273" calcext:value-type="float">
            <text:p>0,0227483273</text:p>
          </table:table-cell>
          <table:table-cell table:formula="of:=[.$C$10]/[.$C15]" office:value-type="float" office:value="1.6706311676815" calcext:value-type="float">
            <text:p>1,6706311676815</text:p>
          </table:table-cell>
          <table:table-cell table:formula="of:=[.$D15]/[.$B15]" office:value-type="float" office:value="0.278438527946917" calcext:value-type="float">
            <text:p>0,2784385279469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217101574" calcext:value-type="float">
            <text:p>0,0217101574</text:p>
          </table:table-cell>
          <table:table-cell table:formula="of:=[.$C$10]/[.$C16]" office:value-type="float" office:value="1.7505199939269" calcext:value-type="float">
            <text:p>1,7505199939269</text:p>
          </table:table-cell>
          <table:table-cell table:formula="of:=[.$D16]/[.$B16]" office:value-type="float" office:value="0.2500742848467" calcext:value-type="float">
            <text:p>0,25007428484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216458559" calcext:value-type="float">
            <text:p>0,0216458559</text:p>
          </table:table-cell>
          <table:table-cell table:formula="of:=[.$C$10]/[.$C17]" office:value-type="float" office:value="1.75572011453703" calcext:value-type="float">
            <text:p>1,75572011453703</text:p>
          </table:table-cell>
          <table:table-cell table:formula="of:=[.$D17]/[.$B17]" office:value-type="float" office:value="0.219465014317128" calcext:value-type="float">
            <text:p>0,2194650143171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1540113688" calcext:value-type="float">
            <text:p>0,1540113688</text:p>
          </table:table-cell>
          <table:table-cell table:formula="of:=[.$C$18]/[.$C18]" office:value-type="float" office:value="1" calcext:value-type="float">
            <text:p>1</text:p>
          </table:table-cell>
          <table:table-cell table:formula="of:=[.$D18]/[.$B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822282791" calcext:value-type="float">
            <text:p>0,0822282791</text:p>
          </table:table-cell>
          <table:table-cell table:formula="of:=[.$C$18]/[.$C19]" office:value-type="float" office:value="1.87297327009243" calcext:value-type="float">
            <text:p>1,87297327009243</text:p>
          </table:table-cell>
          <table:table-cell table:formula="of:=[.$D19]/[.$B19]" office:value-type="float" office:value="0.936486635046215" calcext:value-type="float">
            <text:p>0,9364866350462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59052825" calcext:value-type="float">
            <text:p>0,059052825</text:p>
          </table:table-cell>
          <table:table-cell table:formula="of:=[.$C$18]/[.$C20]" office:value-type="float" office:value="2.6080271147062" calcext:value-type="float">
            <text:p>2,6080271147062</text:p>
          </table:table-cell>
          <table:table-cell table:formula="of:=[.$D20]/[.$B20]" office:value-type="float" office:value="0.869342371568732" calcext:value-type="float">
            <text:p>0,8693423715687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476510763" calcext:value-type="float">
            <text:p>0,0476510763</text:p>
          </table:table-cell>
          <table:table-cell table:formula="of:=[.$C$18]/[.$C21]" office:value-type="float" office:value="3.23206485054777" calcext:value-type="float">
            <text:p>3,23206485054777</text:p>
          </table:table-cell>
          <table:table-cell table:formula="of:=[.$D21]/[.$B21]" office:value-type="float" office:value="0.808016212636943" calcext:value-type="float">
            <text:p>0,8080162126369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583442688" calcext:value-type="float">
            <text:p>0,0583442688</text:p>
          </table:table-cell>
          <table:table-cell table:formula="of:=[.$C$18]/[.$C22]" office:value-type="float" office:value="2.63970004196882" calcext:value-type="float">
            <text:p>2,63970004196882</text:p>
          </table:table-cell>
          <table:table-cell table:formula="of:=[.$D22]/[.$B22]" office:value-type="float" office:value="0.527940008393764" calcext:value-type="float">
            <text:p>0,5279400083937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55388093" calcext:value-type="float">
            <text:p>0,055388093</text:p>
          </table:table-cell>
          <table:table-cell table:formula="of:=[.$C$18]/[.$C23]" office:value-type="float" office:value="2.78058623177368" calcext:value-type="float">
            <text:p>2,78058623177368</text:p>
          </table:table-cell>
          <table:table-cell table:formula="of:=[.$D23]/[.$B23]" office:value-type="float" office:value="0.463431038628946" calcext:value-type="float">
            <text:p>0,4634310386289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487401485" calcext:value-type="float">
            <text:p>0,0487401485</text:p>
          </table:table-cell>
          <table:table-cell table:formula="of:=[.$C$18]/[.$C24]" office:value-type="float" office:value="3.15984611331252" calcext:value-type="float">
            <text:p>3,15984611331252</text:p>
          </table:table-cell>
          <table:table-cell table:formula="of:=[.$D24]/[.$B24]" office:value-type="float" office:value="0.451406587616074" calcext:value-type="float">
            <text:p>0,4514065876160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457154512" calcext:value-type="float">
            <text:p>0,0457154512</text:p>
          </table:table-cell>
          <table:table-cell table:formula="of:=[.$C$18]/[.$C25]" office:value-type="float" office:value="3.36891280206811" calcext:value-type="float">
            <text:p>3,36891280206811</text:p>
          </table:table-cell>
          <table:table-cell table:formula="of:=[.$D25]/[.$B25]" office:value-type="float" office:value="0.421114100258514" calcext:value-type="float">
            <text:p>0,4211141002585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5901448011" calcext:value-type="float">
            <text:p>0,5901448011</text:p>
          </table:table-cell>
          <table:table-cell table:formula="of:=[.$C$26]/[.$C26]" office:value-type="float" office:value="1" calcext:value-type="float">
            <text:p>1</text:p>
          </table:table-cell>
          <table:table-cell table:formula="of:=[.$D26]/[.$B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3035743237" calcext:value-type="float">
            <text:p>0,3035743237</text:p>
          </table:table-cell>
          <table:table-cell table:formula="of:=[.$C$26]/[.$C27]" office:value-type="float" office:value="1.9439878640171" calcext:value-type="float">
            <text:p>1,9439878640171</text:p>
          </table:table-cell>
          <table:table-cell table:formula="of:=[.$D27]/[.$B27]" office:value-type="float" office:value="0.971993932008552" calcext:value-type="float">
            <text:p>0,9719939320085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2118157625" calcext:value-type="float">
            <text:p>0,2118157625</text:p>
          </table:table-cell>
          <table:table-cell table:formula="of:=[.$C$26]/[.$C28]" office:value-type="float" office:value="2.78612315785517" calcext:value-type="float">
            <text:p>2,78612315785517</text:p>
          </table:table-cell>
          <table:table-cell table:formula="of:=[.$D28]/[.$B28]" office:value-type="float" office:value="0.928707719285056" calcext:value-type="float">
            <text:p>0,9287077192850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63295269" calcext:value-type="float">
            <text:p>0,163295269</text:p>
          </table:table-cell>
          <table:table-cell table:formula="of:=[.$C$26]/[.$C29]" office:value-type="float" office:value="3.61397366080459" calcext:value-type="float">
            <text:p>3,61397366080459</text:p>
          </table:table-cell>
          <table:table-cell table:formula="of:=[.$D29]/[.$B29]" office:value-type="float" office:value="0.903493415201147" calcext:value-type="float">
            <text:p>0,9034934152011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2086839676" calcext:value-type="float">
            <text:p>0,2086839676</text:p>
          </table:table-cell>
          <table:table-cell table:formula="of:=[.$C$26]/[.$C30]" office:value-type="float" office:value="2.82793550404013" calcext:value-type="float">
            <text:p>2,82793550404013</text:p>
          </table:table-cell>
          <table:table-cell table:formula="of:=[.$D30]/[.$B30]" office:value-type="float" office:value="0.565587100808026" calcext:value-type="float">
            <text:p>0,5655871008080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178036046" calcext:value-type="float">
            <text:p>0,178036046</text:p>
          </table:table-cell>
          <table:table-cell table:formula="of:=[.$C$26]/[.$C31]" office:value-type="float" office:value="3.31474897560913" calcext:value-type="float">
            <text:p>3,31474897560913</text:p>
          </table:table-cell>
          <table:table-cell table:formula="of:=[.$D31]/[.$B31]" office:value-type="float" office:value="0.552458162601522" calcext:value-type="float">
            <text:p>0,5524581626015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0.1599599123" calcext:value-type="float">
            <text:p>0,1599599123</text:p>
          </table:table-cell>
          <table:table-cell table:formula="of:=[.$C$26]/[.$C32]" office:value-type="float" office:value="3.68932936142901" calcext:value-type="float">
            <text:p>3,68932936142901</text:p>
          </table:table-cell>
          <table:table-cell table:formula="of:=[.$D32]/[.$B32]" office:value-type="float" office:value="0.527047051632716" calcext:value-type="float">
            <text:p>0,5270470516327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0.1417247295" calcext:value-type="float">
            <text:p>0,1417247295</text:p>
          </table:table-cell>
          <table:table-cell table:formula="of:=[.$C$26]/[.$C33]" office:value-type="float" office:value="4.16402136156485" calcext:value-type="float">
            <text:p>4,16402136156485</text:p>
          </table:table-cell>
          <table:table-cell table:formula="of:=[.$D33]/[.$B33]" office:value-type="float" office:value="0.520502670195606" calcext:value-type="float">
            <text:p>0,5205026701956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.3264776707" calcext:value-type="float">
            <text:p>2,3264776707</text:p>
          </table:table-cell>
          <table:table-cell table:formula="of:=[.$C$34]/[.$C34]" office:value-type="float" office:value="1" calcext:value-type="float">
            <text:p>1</text:p>
          </table:table-cell>
          <table:table-cell table:formula="of:=[.$D34]/[.$B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.1859556198" calcext:value-type="float">
            <text:p>1,1859556198</text:p>
          </table:table-cell>
          <table:table-cell table:formula="of:=[.$C$34]/[.$C35]" office:value-type="float" office:value="1.96169032960301" calcext:value-type="float">
            <text:p>1,96169032960301</text:p>
          </table:table-cell>
          <table:table-cell table:formula="of:=[.$D35]/[.$B35]" office:value-type="float" office:value="0.980845164801503" calcext:value-type="float">
            <text:p>0,9808451648015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8022733927" calcext:value-type="float">
            <text:p>0,8022733927</text:p>
          </table:table-cell>
          <table:table-cell table:formula="of:=[.$C$34]/[.$C36]" office:value-type="float" office:value="2.89985644777572" calcext:value-type="float">
            <text:p>2,89985644777572</text:p>
          </table:table-cell>
          <table:table-cell table:formula="of:=[.$D36]/[.$B36]" office:value-type="float" office:value="0.966618815925241" calcext:value-type="float">
            <text:p>0,9666188159252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6128410816" calcext:value-type="float">
            <text:p>0,6128410816</text:p>
          </table:table-cell>
          <table:table-cell table:formula="of:=[.$C$34]/[.$C37]" office:value-type="float" office:value="3.79621689953626" calcext:value-type="float">
            <text:p>3,79621689953626</text:p>
          </table:table-cell>
          <table:table-cell table:formula="of:=[.$D37]/[.$B37]" office:value-type="float" office:value="0.949054224884065" calcext:value-type="float">
            <text:p>0,9490542248840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8017469406" calcext:value-type="float">
            <text:p>0,8017469406</text:p>
          </table:table-cell>
          <table:table-cell table:formula="of:=[.$C$34]/[.$C38]" office:value-type="float" office:value="2.90176058415507" calcext:value-type="float">
            <text:p>2,90176058415507</text:p>
          </table:table-cell>
          <table:table-cell table:formula="of:=[.$D38]/[.$B38]" office:value-type="float" office:value="0.580352116831015" calcext:value-type="float">
            <text:p>0,5803521168310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0.6734985352" calcext:value-type="float">
            <text:p>0,6734985352</text:p>
          </table:table-cell>
          <table:table-cell table:formula="of:=[.$C$34]/[.$C39]" office:value-type="float" office:value="3.4543173431092" calcext:value-type="float">
            <text:p>3,4543173431092</text:p>
          </table:table-cell>
          <table:table-cell table:formula="of:=[.$D39]/[.$B39]" office:value-type="float" office:value="0.575719557184866" calcext:value-type="float">
            <text:p>0,5757195571848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0.5857872486" calcext:value-type="float">
            <text:p>0,5857872486</text:p>
          </table:table-cell>
          <table:table-cell table:formula="of:=[.$C$34]/[.$C40]" office:value-type="float" office:value="3.97154030966047" calcext:value-type="float">
            <text:p>3,97154030966047</text:p>
          </table:table-cell>
          <table:table-cell table:formula="of:=[.$D40]/[.$B40]" office:value-type="float" office:value="0.567362901380067" calcext:value-type="float">
            <text:p>0,5673629013800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.517117095" calcext:value-type="float">
            <text:p>0,517117095</text:p>
          </table:table-cell>
          <table:table-cell table:formula="of:=[.$C$34]/[.$C41]" office:value-type="float" office:value="4.498937848303" calcext:value-type="float">
            <text:p>4,498937848303</text:p>
          </table:table-cell>
          <table:table-cell table:formula="of:=[.$D41]/[.$B41]" office:value-type="float" office:value="0.562367231037875" calcext:value-type="float">
            <text:p>0,5623672310378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9.6472179413" calcext:value-type="float">
            <text:p>9,6472179413</text:p>
          </table:table-cell>
          <table:table-cell table:formula="of:=[.$C$42]/[.$C42]" office:value-type="float" office:value="1" calcext:value-type="float">
            <text:p>1</text:p>
          </table:table-cell>
          <table:table-cell table:formula="of:=[.$D42]/[.$B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4.8650300503" calcext:value-type="float">
            <text:p>4,8650300503</text:p>
          </table:table-cell>
          <table:table-cell table:formula="of:=[.$C$42]/[.$C43]" office:value-type="float" office:value="1.98297191210671" calcext:value-type="float">
            <text:p>1,98297191210671</text:p>
          </table:table-cell>
          <table:table-cell table:formula="of:=[.$D43]/[.$B43]" office:value-type="float" office:value="0.991485956053356" calcext:value-type="float">
            <text:p>0,9914859560533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3.2866389751" calcext:value-type="float">
            <text:p>3,2866389751</text:p>
          </table:table-cell>
          <table:table-cell table:formula="of:=[.$C$42]/[.$C44]" office:value-type="float" office:value="2.93528373952496" calcext:value-type="float">
            <text:p>2,93528373952496</text:p>
          </table:table-cell>
          <table:table-cell table:formula="of:=[.$D44]/[.$B44]" office:value-type="float" office:value="0.978427913174986" calcext:value-type="float">
            <text:p>0,9784279131749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.4969814062" calcext:value-type="float">
            <text:p>2,4969814062</text:p>
          </table:table-cell>
          <table:table-cell table:formula="of:=[.$C$42]/[.$C45]" office:value-type="float" office:value="3.86355217437582" calcext:value-type="float">
            <text:p>3,86355217437582</text:p>
          </table:table-cell>
          <table:table-cell table:formula="of:=[.$D45]/[.$B45]" office:value-type="float" office:value="0.965888043593954" calcext:value-type="float">
            <text:p>0,96588804359395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3.2000578165" calcext:value-type="float">
            <text:p>3,2000578165</text:p>
          </table:table-cell>
          <table:table-cell table:formula="of:=[.$C$42]/[.$C46]" office:value-type="float" office:value="3.01470113807239" calcext:value-type="float">
            <text:p>3,01470113807239</text:p>
          </table:table-cell>
          <table:table-cell table:formula="of:=[.$D46]/[.$B46]" office:value-type="float" office:value="0.602940227614478" calcext:value-type="float">
            <text:p>0,6029402276144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.6888191223" calcext:value-type="float">
            <text:p>2,6888191223</text:p>
          </table:table-cell>
          <table:table-cell table:formula="of:=[.$C$42]/[.$C47]" office:value-type="float" office:value="3.58790141787144" calcext:value-type="float">
            <text:p>3,58790141787144</text:p>
          </table:table-cell>
          <table:table-cell table:formula="of:=[.$D47]/[.$B47]" office:value-type="float" office:value="0.597983569645239" calcext:value-type="float">
            <text:p>0,5979835696452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2.311781621" calcext:value-type="float">
            <text:p>2,311781621</text:p>
          </table:table-cell>
          <table:table-cell table:formula="of:=[.$C$42]/[.$C48]" office:value-type="float" office:value="4.17306628518265" calcext:value-type="float">
            <text:p>4,17306628518265</text:p>
          </table:table-cell>
          <table:table-cell table:formula="of:=[.$D48]/[.$B48]" office:value-type="float" office:value="0.596152326454664" calcext:value-type="float">
            <text:p>0,5961523264546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06500175" calcext:value-type="float">
            <text:p>2,06500175</text:p>
          </table:table-cell>
          <table:table-cell table:formula="of:=[.$C$42]/[.$C49]" office:value-type="float" office:value="4.67177228363124" calcext:value-type="float">
            <text:p>4,67177228363124</text:p>
          </table:table-cell>
          <table:table-cell table:formula="of:=[.$D49]/[.$B49]" office:value-type="float" office:value="0.583971535453905" calcext:value-type="float">
            <text:p>0,5839715354539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8.6095278263" calcext:value-type="float">
            <text:p>38,6095278263</text:p>
          </table:table-cell>
          <table:table-cell table:formula="of:=[.$C$50]/[.$C50]" office:value-type="float" office:value="1" calcext:value-type="float">
            <text:p>1</text:p>
          </table:table-cell>
          <table:table-cell table:formula="of:=[.$D50]/[.$B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19.4486928701" calcext:value-type="float">
            <text:p>19,4486928701</text:p>
          </table:table-cell>
          <table:table-cell table:formula="of:=[.$C$50]/[.$C51]" office:value-type="float" office:value="1.98519911256645" calcext:value-type="float">
            <text:p>1,98519911256645</text:p>
          </table:table-cell>
          <table:table-cell table:formula="of:=[.$D51]/[.$B51]" office:value-type="float" office:value="0.992599556283226" calcext:value-type="float">
            <text:p>0,99259955628322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13.0749574184" calcext:value-type="float">
            <text:p>13,0749574184</text:p>
          </table:table-cell>
          <table:table-cell table:formula="of:=[.$C$50]/[.$C52]" office:value-type="float" office:value="2.95293717530322" calcext:value-type="float">
            <text:p>2,95293717530322</text:p>
          </table:table-cell>
          <table:table-cell table:formula="of:=[.$D52]/[.$B52]" office:value-type="float" office:value="0.98431239176774" calcext:value-type="float">
            <text:p>0,9843123917677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9.9346256256" calcext:value-type="float">
            <text:p>9,9346256256</text:p>
          </table:table-cell>
          <table:table-cell table:formula="of:=[.$C$50]/[.$C53]" office:value-type="float" office:value="3.88635961548558" calcext:value-type="float">
            <text:p>3,88635961548558</text:p>
          </table:table-cell>
          <table:table-cell table:formula="of:=[.$D53]/[.$B53]" office:value-type="float" office:value="0.971589903871395" calcext:value-type="float">
            <text:p>0,97158990387139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12.761188817" calcext:value-type="float">
            <text:p>12,761188817</text:p>
          </table:table-cell>
          <table:table-cell table:formula="of:=[.$C$50]/[.$C54]" office:value-type="float" office:value="3.02554318253373" calcext:value-type="float">
            <text:p>3,02554318253373</text:p>
          </table:table-cell>
          <table:table-cell table:formula="of:=[.$D54]/[.$B54]" office:value-type="float" office:value="0.605108636506746" calcext:value-type="float">
            <text:p>0,60510863650674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  <table:table-cell office:value-type="float" office:value="10.6618304729" calcext:value-type="float">
            <text:p>10,6618304729</text:p>
          </table:table-cell>
          <table:table-cell table:formula="of:=[.$C$50]/[.$C55]" office:value-type="float" office:value="3.62128509963058" calcext:value-type="float">
            <text:p>3,62128509963058</text:p>
          </table:table-cell>
          <table:table-cell table:formula="of:=[.$D55]/[.$B55]" office:value-type="float" office:value="0.603547516605096" calcext:value-type="float">
            <text:p>0,6035475166050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office:value-type="float" office:value="9.2008551121" calcext:value-type="float">
            <text:p>9,2008551121</text:p>
          </table:table-cell>
          <table:table-cell table:formula="of:=[.$C$50]/[.$C56]" office:value-type="float" office:value="4.19629777405415" calcext:value-type="float">
            <text:p>4,19629777405415</text:p>
          </table:table-cell>
          <table:table-cell table:formula="of:=[.$D56]/[.$B56]" office:value-type="float" office:value="0.599471110579165" calcext:value-type="float">
            <text:p>0,5994711105791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8.3075515985" calcext:value-type="float">
            <text:p>8,3075515985</text:p>
          </table:table-cell>
          <table:table-cell table:formula="of:=[.$C$50]/[.$C57]" office:value-type="float" office:value="4.64752188036621" calcext:value-type="float">
            <text:p>4,64752188036621</text:p>
          </table:table-cell>
          <table:table-cell table:formula="of:=[.$D57]/[.$B57]" office:value-type="float" office:value="0.580940235045776" calcext:value-type="float">
            <text:p>0,5809402350457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7T23:54:12.350162518</dc:date>
    <meta:editing-duration>PT26M51S</meta:editing-duration>
    <meta:editing-cycles>2</meta:editing-cycles>
    <meta:generator>LibreOffice/6.0.3.2$Linux_X86_64 LibreOffice_project/00m0$Build-2</meta:generator>
    <meta:document-statistic meta:table-count="1" meta:cell-count="2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58cm" svg:height="11.21cm" xlink:href=".." xlink:type="simple" chart:class="chart:scatter" chart:style-name="ch1">
        <chart:title svg:x="3.439cm" svg:y="0.36cm" chart:style-name="ch2">
          <text:p>Wykres zależności przyspieszenia od ilości procesorów</text:p>
        </chart:title>
        <chart:legend chart:legend-position="end" svg:x="16.073cm" svg:y="3.812cm" style:legend-expansion="high" chart:style-name="ch3"/>
        <chart:plot-area chart:style-name="ch4" table:cell-range-address="results.A1:results.E1 results.B2:results.B9 results.A2:results.A2 results.D2:results.D57 results.A10:results.A10 results.A18:results.A18 results.A26:results.A26 results.A34:results.A34 results.A42:results.A42 results.A50:results.A50" chart:data-source-has-labels="both" svg:x="1.374cm" svg:y="1.363cm" svg:width="14.336cm" svg:height="8.642cm">
          <chartooo:coordinate-region svg:x="2.101cm" svg:y="1.562cm" svg:width="13.515cm" svg:height="7.796cm"/>
          <chart:axis chart:dimension="x" chart:name="primary-x" chart:style-name="ch5" chartooo:axis-type="auto">
            <chart:title svg:x="7.268cm" svg:y="10.229cm" chart:style-name="ch6">
              <text:p>Ilość procesorów</text:p>
            </chart:title>
            <chart:categories table:cell-range-address="results.A1:results.E1"/>
          </chart:axis>
          <chart:axis chart:dimension="y" chart:name="primary-y" chart:style-name="ch5">
            <chart:title svg:x="0.451cm" svg:y="6.839cm" chart:style-name="ch7">
              <text:p>Przyspieszenie</text:p>
            </chart:title>
            <chart:grid chart:style-name="ch8" chart:class="major"/>
          </chart:axis>
          <chart:series chart:style-name="ch9" chart:values-cell-range-address="results.D2:results.D9" chart:label-cell-address="results.A2:results.A2" chart:class="chart:scatter">
            <chart:domain table:cell-range-address="results.B2:results.B9"/>
            <chart:data-point chart:repeated="8"/>
          </chart:series>
          <chart:series chart:style-name="ch10" chart:values-cell-range-address="results.D10:results.D17" chart:label-cell-address="results.A10:results.A10" chart:class="chart:scatter">
            <chart:domain table:cell-range-address="results.B10:results.B17"/>
            <chart:data-point chart:repeated="8"/>
          </chart:series>
          <chart:series chart:style-name="ch11" chart:values-cell-range-address="results.D18:results.D25" chart:label-cell-address="results.A18:results.A18" chart:class="chart:scatter">
            <chart:domain table:cell-range-address="results.B18:results.B25"/>
            <chart:data-point chart:repeated="8"/>
          </chart:series>
          <chart:series chart:style-name="ch12" chart:values-cell-range-address="results.D26:results.D33" chart:label-cell-address="results.A26:results.A26" chart:class="chart:scatter">
            <chart:domain table:cell-range-address="results.B26:results.B33"/>
            <chart:data-point chart:repeated="8"/>
          </chart:series>
          <chart:series chart:style-name="ch13" chart:values-cell-range-address="results.D34:results.D41" chart:label-cell-address="results.A34:results.A34" chart:class="chart:scatter">
            <chart:domain table:cell-range-address="results.B34:results.B41"/>
            <chart:data-point chart:repeated="8"/>
          </chart:series>
          <chart:series chart:style-name="ch14" chart:values-cell-range-address="results.D42:results.D49" chart:label-cell-address="results.A42:results.A42" chart:class="chart:scatter">
            <chart:domain table:cell-range-address="results.B42:results.B49"/>
            <chart:data-point chart:repeated="8"/>
          </chart:series>
          <chart:series chart:style-name="ch15" chart:values-cell-range-address="results.D50:results.D57" chart:label-cell-address="results.A50:results.A50" chart:class="chart:scatter">
            <chart:domain table:cell-range-address="results.B50:results.B57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16</text:p>
                <draw:g>
                  <svg:desc>results.A2:results.A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32</text:p>
                <draw:g>
                  <svg:desc>results.A10:results.A10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64</text:p>
                <draw:g>
                  <svg:desc>results.A18:results.A1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28</text:p>
                <draw:g>
                  <svg:desc>results.A26:results.A26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256</text:p>
                <draw:g>
                  <svg:desc>results.A34:results.A34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512</text:p>
                <draw:g>
                  <svg:desc>results.A42:results.A4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024</text:p>
                <draw:g>
                  <svg:desc>results.A50:results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zmiar problemu</text:p>
                <draw:g>
                  <svg:desc>results.A1:results.E1</svg:desc>
                </draw:g>
              </table:table-cell>
              <table:table-cell office:value-type="float" office:value="1">
                <text:p>1</text:p>
                <draw:g>
                  <svg:desc>results.B2:results.B9</svg:desc>
                </draw:g>
              </table:table-cell>
              <table:table-cell office:value-type="float" office:value="1">
                <text:p>1</text:p>
                <draw:g>
                  <svg:desc>results.D2:results.D9</svg:desc>
                </draw:g>
              </table:table-cell>
              <table:table-cell office:value-type="float" office:value="1">
                <text:p>1</text:p>
                <draw:g>
                  <svg:desc>results.B10:results.B17</svg:desc>
                </draw:g>
              </table:table-cell>
              <table:table-cell office:value-type="float" office:value="1">
                <text:p>1</text:p>
                <draw:g>
                  <svg:desc>results.D10:results.D17</svg:desc>
                </draw:g>
              </table:table-cell>
              <table:table-cell office:value-type="float" office:value="1">
                <text:p>1</text:p>
                <draw:g>
                  <svg:desc>results.B18:results.B25</svg:desc>
                </draw:g>
              </table:table-cell>
              <table:table-cell office:value-type="float" office:value="1">
                <text:p>1</text:p>
                <draw:g>
                  <svg:desc>results.D18:results.D25</svg:desc>
                </draw:g>
              </table:table-cell>
              <table:table-cell office:value-type="float" office:value="1">
                <text:p>1</text:p>
                <draw:g>
                  <svg:desc>results.B26:results.B33</svg:desc>
                </draw:g>
              </table:table-cell>
              <table:table-cell office:value-type="float" office:value="1">
                <text:p>1</text:p>
                <draw:g>
                  <svg:desc>results.D26:results.D33</svg:desc>
                </draw:g>
              </table:table-cell>
              <table:table-cell office:value-type="float" office:value="1">
                <text:p>1</text:p>
                <draw:g>
                  <svg:desc>results.B34:results.B41</svg:desc>
                </draw:g>
              </table:table-cell>
              <table:table-cell office:value-type="float" office:value="1">
                <text:p>1</text:p>
                <draw:g>
                  <svg:desc>results.D34:results.D41</svg:desc>
                </draw:g>
              </table:table-cell>
              <table:table-cell office:value-type="float" office:value="1">
                <text:p>1</text:p>
                <draw:g>
                  <svg:desc>results.B42:results.B49</svg:desc>
                </draw:g>
              </table:table-cell>
              <table:table-cell office:value-type="float" office:value="1">
                <text:p>1</text:p>
                <draw:g>
                  <svg:desc>results.D42:results.D49</svg:desc>
                </draw:g>
              </table:table-cell>
              <table:table-cell office:value-type="float" office:value="1">
                <text:p>1</text:p>
                <draw:g>
                  <svg:desc>results.B50:results.B57</svg:desc>
                </draw:g>
              </table:table-cell>
              <table:table-cell office:value-type="float" office:value="1">
                <text:p>1</text:p>
                <draw:g>
                  <svg:desc>results.D50:results.D57</svg:desc>
                </draw:g>
              </table:table-cell>
            </table:table-row>
            <table:table-row>
              <table:table-cell office:value-type="string">
                <text:p>Ilość procesorów</text:p>
              </table:table-cell>
              <table:table-cell office:value-type="float" office:value="2">
                <text:p>2</text:p>
              </table:table-cell>
              <table:table-cell office:value-type="float" office:value="1.18203491156471">
                <text:p>1.18203491156471</text:p>
              </table:table-cell>
              <table:table-cell office:value-type="float" office:value="2">
                <text:p>2</text:p>
              </table:table-cell>
              <table:table-cell office:value-type="float" office:value="1.62133522505284">
                <text:p>1.62133522505284</text:p>
              </table:table-cell>
              <table:table-cell office:value-type="float" office:value="2">
                <text:p>2</text:p>
              </table:table-cell>
              <table:table-cell office:value-type="float" office:value="1.87297327009243">
                <text:p>1.87297327009243</text:p>
              </table:table-cell>
              <table:table-cell office:value-type="float" office:value="2">
                <text:p>2</text:p>
              </table:table-cell>
              <table:table-cell office:value-type="float" office:value="1.9439878640171">
                <text:p>1.9439878640171</text:p>
              </table:table-cell>
              <table:table-cell office:value-type="float" office:value="2">
                <text:p>2</text:p>
              </table:table-cell>
              <table:table-cell office:value-type="float" office:value="1.96169032960301">
                <text:p>1.96169032960301</text:p>
              </table:table-cell>
              <table:table-cell office:value-type="float" office:value="2">
                <text:p>2</text:p>
              </table:table-cell>
              <table:table-cell office:value-type="float" office:value="1.98297191210671">
                <text:p>1.98297191210671</text:p>
              </table:table-cell>
              <table:table-cell office:value-type="float" office:value="2">
                <text:p>2</text:p>
              </table:table-cell>
              <table:table-cell office:value-type="float" office:value="1.98519911256645">
                <text:p>1.98519911256645</text:p>
              </table:table-cell>
            </table:table-row>
            <table:table-row>
              <table:table-cell office:value-type="string">
                <text:p>Czas wykonania</text:p>
              </table:table-cell>
              <table:table-cell office:value-type="float" office:value="3">
                <text:p>3</text:p>
              </table:table-cell>
              <table:table-cell office:value-type="float" office:value="1.0636412324535">
                <text:p>1.0636412324535</text:p>
              </table:table-cell>
              <table:table-cell office:value-type="float" office:value="3">
                <text:p>3</text:p>
              </table:table-cell>
              <table:table-cell office:value-type="float" office:value="1.84593132611876">
                <text:p>1.84593132611876</text:p>
              </table:table-cell>
              <table:table-cell office:value-type="float" office:value="3">
                <text:p>3</text:p>
              </table:table-cell>
              <table:table-cell office:value-type="float" office:value="2.6080271147062">
                <text:p>2.6080271147062</text:p>
              </table:table-cell>
              <table:table-cell office:value-type="float" office:value="3">
                <text:p>3</text:p>
              </table:table-cell>
              <table:table-cell office:value-type="float" office:value="2.78612315785517">
                <text:p>2.78612315785517</text:p>
              </table:table-cell>
              <table:table-cell office:value-type="float" office:value="3">
                <text:p>3</text:p>
              </table:table-cell>
              <table:table-cell office:value-type="float" office:value="2.89985644777572">
                <text:p>2.89985644777572</text:p>
              </table:table-cell>
              <table:table-cell office:value-type="float" office:value="3">
                <text:p>3</text:p>
              </table:table-cell>
              <table:table-cell office:value-type="float" office:value="2.93528373952496">
                <text:p>2.93528373952496</text:p>
              </table:table-cell>
              <table:table-cell office:value-type="float" office:value="3">
                <text:p>3</text:p>
              </table:table-cell>
              <table:table-cell office:value-type="float" office:value="2.95293717530322">
                <text:p>2.95293717530322</text:p>
              </table:table-cell>
            </table:table-row>
            <table:table-row>
              <table:table-cell office:value-type="string">
                <text:p>Przyspieszenie</text:p>
              </table:table-cell>
              <table:table-cell office:value-type="float" office:value="4">
                <text:p>4</text:p>
              </table:table-cell>
              <table:table-cell office:value-type="float" office:value="1.11448284790834">
                <text:p>1.11448284790834</text:p>
              </table:table-cell>
              <table:table-cell office:value-type="float" office:value="4">
                <text:p>4</text:p>
              </table:table-cell>
              <table:table-cell office:value-type="float" office:value="2.21357441038243">
                <text:p>2.21357441038243</text:p>
              </table:table-cell>
              <table:table-cell office:value-type="float" office:value="4">
                <text:p>4</text:p>
              </table:table-cell>
              <table:table-cell office:value-type="float" office:value="3.23206485054777">
                <text:p>3.23206485054777</text:p>
              </table:table-cell>
              <table:table-cell office:value-type="float" office:value="4">
                <text:p>4</text:p>
              </table:table-cell>
              <table:table-cell office:value-type="float" office:value="3.61397366080459">
                <text:p>3.61397366080459</text:p>
              </table:table-cell>
              <table:table-cell office:value-type="float" office:value="4">
                <text:p>4</text:p>
              </table:table-cell>
              <table:table-cell office:value-type="float" office:value="3.79621689953626">
                <text:p>3.79621689953626</text:p>
              </table:table-cell>
              <table:table-cell office:value-type="float" office:value="4">
                <text:p>4</text:p>
              </table:table-cell>
              <table:table-cell office:value-type="float" office:value="3.86355217437582">
                <text:p>3.86355217437582</text:p>
              </table:table-cell>
              <table:table-cell office:value-type="float" office:value="4">
                <text:p>4</text:p>
              </table:table-cell>
              <table:table-cell office:value-type="float" office:value="3.88635961548558">
                <text:p>3.88635961548558</text:p>
              </table:table-cell>
            </table:table-row>
            <table:table-row>
              <table:table-cell office:value-type="string">
                <text:p>Efektywność</text:p>
              </table:table-cell>
              <table:table-cell office:value-type="float" office:value="5">
                <text:p>5</text:p>
              </table:table-cell>
              <table:table-cell office:value-type="float" office:value="0.965149460567105">
                <text:p>0.965149460567105</text:p>
              </table:table-cell>
              <table:table-cell office:value-type="float" office:value="5">
                <text:p>5</text:p>
              </table:table-cell>
              <table:table-cell office:value-type="float" office:value="1.8177511728921">
                <text:p>1.8177511728921</text:p>
              </table:table-cell>
              <table:table-cell office:value-type="float" office:value="5">
                <text:p>5</text:p>
              </table:table-cell>
              <table:table-cell office:value-type="float" office:value="2.63970004196882">
                <text:p>2.63970004196882</text:p>
              </table:table-cell>
              <table:table-cell office:value-type="float" office:value="5">
                <text:p>5</text:p>
              </table:table-cell>
              <table:table-cell office:value-type="float" office:value="2.82793550404013">
                <text:p>2.82793550404013</text:p>
              </table:table-cell>
              <table:table-cell office:value-type="float" office:value="5">
                <text:p>5</text:p>
              </table:table-cell>
              <table:table-cell office:value-type="float" office:value="2.90176058415507">
                <text:p>2.90176058415507</text:p>
              </table:table-cell>
              <table:table-cell office:value-type="float" office:value="5">
                <text:p>5</text:p>
              </table:table-cell>
              <table:table-cell office:value-type="float" office:value="3.01470113807239">
                <text:p>3.01470113807239</text:p>
              </table:table-cell>
              <table:table-cell office:value-type="float" office:value="5">
                <text:p>5</text:p>
              </table:table-cell>
              <table:table-cell office:value-type="float" office:value="3.02554318253373">
                <text:p>3.02554318253373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765766305790457">
                <text:p>0.765766305790457</text:p>
              </table:table-cell>
              <table:table-cell office:value-type="float" office:value="6">
                <text:p>6</text:p>
              </table:table-cell>
              <table:table-cell office:value-type="float" office:value="1.6706311676815">
                <text:p>1.6706311676815</text:p>
              </table:table-cell>
              <table:table-cell office:value-type="float" office:value="6">
                <text:p>6</text:p>
              </table:table-cell>
              <table:table-cell office:value-type="float" office:value="2.78058623177368">
                <text:p>2.78058623177368</text:p>
              </table:table-cell>
              <table:table-cell office:value-type="float" office:value="6">
                <text:p>6</text:p>
              </table:table-cell>
              <table:table-cell office:value-type="float" office:value="3.31474897560913">
                <text:p>3.31474897560913</text:p>
              </table:table-cell>
              <table:table-cell office:value-type="float" office:value="6">
                <text:p>6</text:p>
              </table:table-cell>
              <table:table-cell office:value-type="float" office:value="3.4543173431092">
                <text:p>3.4543173431092</text:p>
              </table:table-cell>
              <table:table-cell office:value-type="float" office:value="6">
                <text:p>6</text:p>
              </table:table-cell>
              <table:table-cell office:value-type="float" office:value="3.58790141787144">
                <text:p>3.58790141787144</text:p>
              </table:table-cell>
              <table:table-cell office:value-type="float" office:value="6">
                <text:p>6</text:p>
              </table:table-cell>
              <table:table-cell office:value-type="float" office:value="3.62128509963058">
                <text:p>3.6212850996305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760846408840469">
                <text:p>0.760846408840469</text:p>
              </table:table-cell>
              <table:table-cell office:value-type="float" office:value="7">
                <text:p>7</text:p>
              </table:table-cell>
              <table:table-cell office:value-type="float" office:value="1.7505199939269">
                <text:p>1.7505199939269</text:p>
              </table:table-cell>
              <table:table-cell office:value-type="float" office:value="7">
                <text:p>7</text:p>
              </table:table-cell>
              <table:table-cell office:value-type="float" office:value="3.15984611331252">
                <text:p>3.15984611331252</text:p>
              </table:table-cell>
              <table:table-cell office:value-type="float" office:value="7">
                <text:p>7</text:p>
              </table:table-cell>
              <table:table-cell office:value-type="float" office:value="3.68932936142901">
                <text:p>3.68932936142901</text:p>
              </table:table-cell>
              <table:table-cell office:value-type="float" office:value="7">
                <text:p>7</text:p>
              </table:table-cell>
              <table:table-cell office:value-type="float" office:value="3.97154030966047">
                <text:p>3.97154030966047</text:p>
              </table:table-cell>
              <table:table-cell office:value-type="float" office:value="7">
                <text:p>7</text:p>
              </table:table-cell>
              <table:table-cell office:value-type="float" office:value="4.17306628518265">
                <text:p>4.17306628518265</text:p>
              </table:table-cell>
              <table:table-cell office:value-type="float" office:value="7">
                <text:p>7</text:p>
              </table:table-cell>
              <table:table-cell office:value-type="float" office:value="4.19629777405415">
                <text:p>4.1962977740541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751144640852485">
                <text:p>0.751144640852485</text:p>
              </table:table-cell>
              <table:table-cell office:value-type="float" office:value="8">
                <text:p>8</text:p>
              </table:table-cell>
              <table:table-cell office:value-type="float" office:value="1.75572011453703">
                <text:p>1.75572011453703</text:p>
              </table:table-cell>
              <table:table-cell office:value-type="float" office:value="8">
                <text:p>8</text:p>
              </table:table-cell>
              <table:table-cell office:value-type="float" office:value="3.36891280206811">
                <text:p>3.36891280206811</text:p>
              </table:table-cell>
              <table:table-cell office:value-type="float" office:value="8">
                <text:p>8</text:p>
              </table:table-cell>
              <table:table-cell office:value-type="float" office:value="4.16402136156485">
                <text:p>4.16402136156485</text:p>
              </table:table-cell>
              <table:table-cell office:value-type="float" office:value="8">
                <text:p>8</text:p>
              </table:table-cell>
              <table:table-cell office:value-type="float" office:value="4.498937848303">
                <text:p>4.498937848303</text:p>
              </table:table-cell>
              <table:table-cell office:value-type="float" office:value="8">
                <text:p>8</text:p>
              </table:table-cell>
              <table:table-cell office:value-type="float" office:value="4.67177228363124">
                <text:p>4.67177228363124</text:p>
              </table:table-cell>
              <table:table-cell office:value-type="float" office:value="8">
                <text:p>8</text:p>
              </table:table-cell>
              <table:table-cell office:value-type="float" office:value="4.64752188036621">
                <text:p>4.647521880366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58cm" svg:height="11.21cm" xlink:href=".." xlink:type="simple" chart:class="chart:scatter" chart:style-name="ch1">
        <chart:title svg:x="4.762cm" svg:y="0.36cm" chart:style-name="ch2">
          <text:p>Wykres efektywności od ilości procesorów</text:p>
        </chart:title>
        <chart:legend chart:legend-position="end" svg:x="16.073cm" svg:y="3.812cm" style:legend-expansion="high" chart:style-name="ch3"/>
        <chart:plot-area chart:style-name="ch4" table:cell-range-address="results.A1:results.E1 results.B2:results.B9 results.A2:results.A2 results.E2:results.E57 results.A10:results.A10 results.A18:results.A18 results.A26:results.A26 results.A34:results.A34 results.A42:results.A42 results.A50:results.A50" chart:data-source-has-labels="both" svg:x="1.374cm" svg:y="1.363cm" svg:width="14.336cm" svg:height="8.642cm">
          <chartooo:coordinate-region svg:x="2.101cm" svg:y="1.563cm" svg:width="13.515cm" svg:height="7.795cm"/>
          <chart:axis chart:dimension="x" chart:name="primary-x" chart:style-name="ch5" chartooo:axis-type="auto">
            <chart:title svg:x="7.268cm" svg:y="10.229cm" chart:style-name="ch6">
              <text:p>Ilość procesorów</text:p>
            </chart:title>
            <chart:categories table:cell-range-address="results.A1:results.E1"/>
          </chart:axis>
          <chart:axis chart:dimension="y" chart:name="primary-y" chart:style-name="ch5">
            <chart:title svg:x="0.451cm" svg:y="6.641cm" chart:style-name="ch7">
              <text:p>Efektywność</text:p>
            </chart:title>
            <chart:grid chart:style-name="ch8" chart:class="major"/>
          </chart:axis>
          <chart:series chart:style-name="ch9" chart:values-cell-range-address="results.E2:results.E9" chart:label-cell-address="results.A2:results.A2" chart:class="chart:scatter">
            <chart:domain table:cell-range-address="results.B2:results.B9"/>
            <chart:data-point chart:repeated="8"/>
          </chart:series>
          <chart:series chart:style-name="ch10" chart:values-cell-range-address="results.E10:results.E17" chart:label-cell-address="results.A10:results.A10" chart:class="chart:scatter">
            <chart:domain table:cell-range-address="results.B10:results.B17"/>
            <chart:data-point chart:repeated="8"/>
          </chart:series>
          <chart:series chart:style-name="ch11" chart:values-cell-range-address="results.E18:results.E25" chart:label-cell-address="results.A18:results.A18" chart:class="chart:scatter">
            <chart:domain table:cell-range-address="results.B18:results.B25"/>
            <chart:data-point chart:repeated="8"/>
          </chart:series>
          <chart:series chart:style-name="ch12" chart:values-cell-range-address="results.E26:results.E33" chart:label-cell-address="results.A26:results.A26" chart:class="chart:scatter">
            <chart:domain table:cell-range-address="results.B26:results.B33"/>
            <chart:data-point chart:repeated="8"/>
          </chart:series>
          <chart:series chart:style-name="ch13" chart:values-cell-range-address="results.E34:results.E41" chart:label-cell-address="results.A34:results.A34" chart:class="chart:scatter">
            <chart:domain table:cell-range-address="results.B34:results.B41"/>
            <chart:data-point chart:repeated="8"/>
          </chart:series>
          <chart:series chart:style-name="ch14" chart:values-cell-range-address="results.E42:results.E49" chart:label-cell-address="results.A42:results.A42" chart:class="chart:scatter">
            <chart:domain table:cell-range-address="results.B42:results.B49"/>
            <chart:data-point chart:repeated="8"/>
          </chart:series>
          <chart:series chart:style-name="ch15" chart:values-cell-range-address="results.E50:results.E57" chart:label-cell-address="results.A50:results.A50" chart:class="chart:scatter">
            <chart:domain table:cell-range-address="results.B50:results.B57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16</text:p>
                <draw:g>
                  <svg:desc>results.A2:results.A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32</text:p>
                <draw:g>
                  <svg:desc>results.A10:results.A10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64</text:p>
                <draw:g>
                  <svg:desc>results.A18:results.A1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28</text:p>
                <draw:g>
                  <svg:desc>results.A26:results.A26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256</text:p>
                <draw:g>
                  <svg:desc>results.A34:results.A34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512</text:p>
                <draw:g>
                  <svg:desc>results.A42:results.A4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024</text:p>
                <draw:g>
                  <svg:desc>results.A50:results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zmiar problemu</text:p>
                <draw:g>
                  <svg:desc>results.A1:results.E1</svg:desc>
                </draw:g>
              </table:table-cell>
              <table:table-cell office:value-type="float" office:value="1">
                <text:p>1</text:p>
                <draw:g>
                  <svg:desc>results.B2:results.B9</svg:desc>
                </draw:g>
              </table:table-cell>
              <table:table-cell office:value-type="float" office:value="1">
                <text:p>1</text:p>
                <draw:g>
                  <svg:desc>results.E2:results.E9</svg:desc>
                </draw:g>
              </table:table-cell>
              <table:table-cell office:value-type="float" office:value="1">
                <text:p>1</text:p>
                <draw:g>
                  <svg:desc>results.B10:results.B17</svg:desc>
                </draw:g>
              </table:table-cell>
              <table:table-cell office:value-type="float" office:value="1">
                <text:p>1</text:p>
                <draw:g>
                  <svg:desc>results.E10:results.E17</svg:desc>
                </draw:g>
              </table:table-cell>
              <table:table-cell office:value-type="float" office:value="1">
                <text:p>1</text:p>
                <draw:g>
                  <svg:desc>results.B18:results.B25</svg:desc>
                </draw:g>
              </table:table-cell>
              <table:table-cell office:value-type="float" office:value="1">
                <text:p>1</text:p>
                <draw:g>
                  <svg:desc>results.E18:results.E25</svg:desc>
                </draw:g>
              </table:table-cell>
              <table:table-cell office:value-type="float" office:value="1">
                <text:p>1</text:p>
                <draw:g>
                  <svg:desc>results.B26:results.B33</svg:desc>
                </draw:g>
              </table:table-cell>
              <table:table-cell office:value-type="float" office:value="1">
                <text:p>1</text:p>
                <draw:g>
                  <svg:desc>results.E26:results.E33</svg:desc>
                </draw:g>
              </table:table-cell>
              <table:table-cell office:value-type="float" office:value="1">
                <text:p>1</text:p>
                <draw:g>
                  <svg:desc>results.B34:results.B41</svg:desc>
                </draw:g>
              </table:table-cell>
              <table:table-cell office:value-type="float" office:value="1">
                <text:p>1</text:p>
                <draw:g>
                  <svg:desc>results.E34:results.E41</svg:desc>
                </draw:g>
              </table:table-cell>
              <table:table-cell office:value-type="float" office:value="1">
                <text:p>1</text:p>
                <draw:g>
                  <svg:desc>results.B42:results.B49</svg:desc>
                </draw:g>
              </table:table-cell>
              <table:table-cell office:value-type="float" office:value="1">
                <text:p>1</text:p>
                <draw:g>
                  <svg:desc>results.E42:results.E49</svg:desc>
                </draw:g>
              </table:table-cell>
              <table:table-cell office:value-type="float" office:value="1">
                <text:p>1</text:p>
                <draw:g>
                  <svg:desc>results.B50:results.B57</svg:desc>
                </draw:g>
              </table:table-cell>
              <table:table-cell office:value-type="float" office:value="1">
                <text:p>1</text:p>
                <draw:g>
                  <svg:desc>results.E50:results.E57</svg:desc>
                </draw:g>
              </table:table-cell>
            </table:table-row>
            <table:table-row>
              <table:table-cell office:value-type="string">
                <text:p>Ilość procesorów</text:p>
              </table:table-cell>
              <table:table-cell office:value-type="float" office:value="2">
                <text:p>2</text:p>
              </table:table-cell>
              <table:table-cell office:value-type="float" office:value="0.591017455782353">
                <text:p>0.591017455782353</text:p>
              </table:table-cell>
              <table:table-cell office:value-type="float" office:value="2">
                <text:p>2</text:p>
              </table:table-cell>
              <table:table-cell office:value-type="float" office:value="0.81066761252642">
                <text:p>0.81066761252642</text:p>
              </table:table-cell>
              <table:table-cell office:value-type="float" office:value="2">
                <text:p>2</text:p>
              </table:table-cell>
              <table:table-cell office:value-type="float" office:value="0.936486635046215">
                <text:p>0.936486635046215</text:p>
              </table:table-cell>
              <table:table-cell office:value-type="float" office:value="2">
                <text:p>2</text:p>
              </table:table-cell>
              <table:table-cell office:value-type="float" office:value="0.971993932008552">
                <text:p>0.971993932008552</text:p>
              </table:table-cell>
              <table:table-cell office:value-type="float" office:value="2">
                <text:p>2</text:p>
              </table:table-cell>
              <table:table-cell office:value-type="float" office:value="0.980845164801503">
                <text:p>0.980845164801503</text:p>
              </table:table-cell>
              <table:table-cell office:value-type="float" office:value="2">
                <text:p>2</text:p>
              </table:table-cell>
              <table:table-cell office:value-type="float" office:value="0.991485956053356">
                <text:p>0.991485956053356</text:p>
              </table:table-cell>
              <table:table-cell office:value-type="float" office:value="2">
                <text:p>2</text:p>
              </table:table-cell>
              <table:table-cell office:value-type="float" office:value="0.992599556283226">
                <text:p>0.992599556283226</text:p>
              </table:table-cell>
            </table:table-row>
            <table:table-row>
              <table:table-cell office:value-type="string">
                <text:p>Czas wykonania</text:p>
              </table:table-cell>
              <table:table-cell office:value-type="float" office:value="3">
                <text:p>3</text:p>
              </table:table-cell>
              <table:table-cell office:value-type="float" office:value="0.354547077484501">
                <text:p>0.354547077484501</text:p>
              </table:table-cell>
              <table:table-cell office:value-type="float" office:value="3">
                <text:p>3</text:p>
              </table:table-cell>
              <table:table-cell office:value-type="float" office:value="0.615310442039588">
                <text:p>0.615310442039588</text:p>
              </table:table-cell>
              <table:table-cell office:value-type="float" office:value="3">
                <text:p>3</text:p>
              </table:table-cell>
              <table:table-cell office:value-type="float" office:value="0.869342371568732">
                <text:p>0.869342371568732</text:p>
              </table:table-cell>
              <table:table-cell office:value-type="float" office:value="3">
                <text:p>3</text:p>
              </table:table-cell>
              <table:table-cell office:value-type="float" office:value="0.928707719285056">
                <text:p>0.928707719285056</text:p>
              </table:table-cell>
              <table:table-cell office:value-type="float" office:value="3">
                <text:p>3</text:p>
              </table:table-cell>
              <table:table-cell office:value-type="float" office:value="0.966618815925241">
                <text:p>0.966618815925241</text:p>
              </table:table-cell>
              <table:table-cell office:value-type="float" office:value="3">
                <text:p>3</text:p>
              </table:table-cell>
              <table:table-cell office:value-type="float" office:value="0.978427913174986">
                <text:p>0.978427913174986</text:p>
              </table:table-cell>
              <table:table-cell office:value-type="float" office:value="3">
                <text:p>3</text:p>
              </table:table-cell>
              <table:table-cell office:value-type="float" office:value="0.98431239176774">
                <text:p>0.98431239176774</text:p>
              </table:table-cell>
            </table:table-row>
            <table:table-row>
              <table:table-cell office:value-type="string">
                <text:p>Przyspieszenie</text:p>
              </table:table-cell>
              <table:table-cell office:value-type="float" office:value="4">
                <text:p>4</text:p>
              </table:table-cell>
              <table:table-cell office:value-type="float" office:value="0.278620711977084">
                <text:p>0.278620711977084</text:p>
              </table:table-cell>
              <table:table-cell office:value-type="float" office:value="4">
                <text:p>4</text:p>
              </table:table-cell>
              <table:table-cell office:value-type="float" office:value="0.553393602595607">
                <text:p>0.553393602595607</text:p>
              </table:table-cell>
              <table:table-cell office:value-type="float" office:value="4">
                <text:p>4</text:p>
              </table:table-cell>
              <table:table-cell office:value-type="float" office:value="0.808016212636943">
                <text:p>0.808016212636943</text:p>
              </table:table-cell>
              <table:table-cell office:value-type="float" office:value="4">
                <text:p>4</text:p>
              </table:table-cell>
              <table:table-cell office:value-type="float" office:value="0.903493415201147">
                <text:p>0.903493415201147</text:p>
              </table:table-cell>
              <table:table-cell office:value-type="float" office:value="4">
                <text:p>4</text:p>
              </table:table-cell>
              <table:table-cell office:value-type="float" office:value="0.949054224884065">
                <text:p>0.949054224884065</text:p>
              </table:table-cell>
              <table:table-cell office:value-type="float" office:value="4">
                <text:p>4</text:p>
              </table:table-cell>
              <table:table-cell office:value-type="float" office:value="0.965888043593954">
                <text:p>0.965888043593954</text:p>
              </table:table-cell>
              <table:table-cell office:value-type="float" office:value="4">
                <text:p>4</text:p>
              </table:table-cell>
              <table:table-cell office:value-type="float" office:value="0.971589903871395">
                <text:p>0.971589903871395</text:p>
              </table:table-cell>
            </table:table-row>
            <table:table-row>
              <table:table-cell office:value-type="string">
                <text:p>Efektywność</text:p>
              </table:table-cell>
              <table:table-cell office:value-type="float" office:value="5">
                <text:p>5</text:p>
              </table:table-cell>
              <table:table-cell office:value-type="float" office:value="0.193029892113421">
                <text:p>0.193029892113421</text:p>
              </table:table-cell>
              <table:table-cell office:value-type="float" office:value="5">
                <text:p>5</text:p>
              </table:table-cell>
              <table:table-cell office:value-type="float" office:value="0.363550234578419">
                <text:p>0.363550234578419</text:p>
              </table:table-cell>
              <table:table-cell office:value-type="float" office:value="5">
                <text:p>5</text:p>
              </table:table-cell>
              <table:table-cell office:value-type="float" office:value="0.527940008393764">
                <text:p>0.527940008393764</text:p>
              </table:table-cell>
              <table:table-cell office:value-type="float" office:value="5">
                <text:p>5</text:p>
              </table:table-cell>
              <table:table-cell office:value-type="float" office:value="0.565587100808026">
                <text:p>0.565587100808026</text:p>
              </table:table-cell>
              <table:table-cell office:value-type="float" office:value="5">
                <text:p>5</text:p>
              </table:table-cell>
              <table:table-cell office:value-type="float" office:value="0.580352116831015">
                <text:p>0.580352116831015</text:p>
              </table:table-cell>
              <table:table-cell office:value-type="float" office:value="5">
                <text:p>5</text:p>
              </table:table-cell>
              <table:table-cell office:value-type="float" office:value="0.602940227614478">
                <text:p>0.602940227614478</text:p>
              </table:table-cell>
              <table:table-cell office:value-type="float" office:value="5">
                <text:p>5</text:p>
              </table:table-cell>
              <table:table-cell office:value-type="float" office:value="0.605108636506746">
                <text:p>0.605108636506746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127627717631743">
                <text:p>0.127627717631743</text:p>
              </table:table-cell>
              <table:table-cell office:value-type="float" office:value="6">
                <text:p>6</text:p>
              </table:table-cell>
              <table:table-cell office:value-type="float" office:value="0.278438527946917">
                <text:p>0.278438527946917</text:p>
              </table:table-cell>
              <table:table-cell office:value-type="float" office:value="6">
                <text:p>6</text:p>
              </table:table-cell>
              <table:table-cell office:value-type="float" office:value="0.463431038628946">
                <text:p>0.463431038628946</text:p>
              </table:table-cell>
              <table:table-cell office:value-type="float" office:value="6">
                <text:p>6</text:p>
              </table:table-cell>
              <table:table-cell office:value-type="float" office:value="0.552458162601522">
                <text:p>0.552458162601522</text:p>
              </table:table-cell>
              <table:table-cell office:value-type="float" office:value="6">
                <text:p>6</text:p>
              </table:table-cell>
              <table:table-cell office:value-type="float" office:value="0.575719557184866">
                <text:p>0.575719557184866</text:p>
              </table:table-cell>
              <table:table-cell office:value-type="float" office:value="6">
                <text:p>6</text:p>
              </table:table-cell>
              <table:table-cell office:value-type="float" office:value="0.597983569645239">
                <text:p>0.597983569645239</text:p>
              </table:table-cell>
              <table:table-cell office:value-type="float" office:value="6">
                <text:p>6</text:p>
              </table:table-cell>
              <table:table-cell office:value-type="float" office:value="0.603547516605096">
                <text:p>0.60354751660509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108692344120067">
                <text:p>0.108692344120067</text:p>
              </table:table-cell>
              <table:table-cell office:value-type="float" office:value="7">
                <text:p>7</text:p>
              </table:table-cell>
              <table:table-cell office:value-type="float" office:value="0.2500742848467">
                <text:p>0.2500742848467</text:p>
              </table:table-cell>
              <table:table-cell office:value-type="float" office:value="7">
                <text:p>7</text:p>
              </table:table-cell>
              <table:table-cell office:value-type="float" office:value="0.451406587616074">
                <text:p>0.451406587616074</text:p>
              </table:table-cell>
              <table:table-cell office:value-type="float" office:value="7">
                <text:p>7</text:p>
              </table:table-cell>
              <table:table-cell office:value-type="float" office:value="0.527047051632716">
                <text:p>0.527047051632716</text:p>
              </table:table-cell>
              <table:table-cell office:value-type="float" office:value="7">
                <text:p>7</text:p>
              </table:table-cell>
              <table:table-cell office:value-type="float" office:value="0.567362901380067">
                <text:p>0.567362901380067</text:p>
              </table:table-cell>
              <table:table-cell office:value-type="float" office:value="7">
                <text:p>7</text:p>
              </table:table-cell>
              <table:table-cell office:value-type="float" office:value="0.596152326454664">
                <text:p>0.596152326454664</text:p>
              </table:table-cell>
              <table:table-cell office:value-type="float" office:value="7">
                <text:p>7</text:p>
              </table:table-cell>
              <table:table-cell office:value-type="float" office:value="0.599471110579165">
                <text:p>0.59947111057916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938930801065606">
                <text:p>0.0938930801065606</text:p>
              </table:table-cell>
              <table:table-cell office:value-type="float" office:value="8">
                <text:p>8</text:p>
              </table:table-cell>
              <table:table-cell office:value-type="float" office:value="0.219465014317128">
                <text:p>0.219465014317128</text:p>
              </table:table-cell>
              <table:table-cell office:value-type="float" office:value="8">
                <text:p>8</text:p>
              </table:table-cell>
              <table:table-cell office:value-type="float" office:value="0.421114100258514">
                <text:p>0.421114100258514</text:p>
              </table:table-cell>
              <table:table-cell office:value-type="float" office:value="8">
                <text:p>8</text:p>
              </table:table-cell>
              <table:table-cell office:value-type="float" office:value="0.520502670195606">
                <text:p>0.520502670195606</text:p>
              </table:table-cell>
              <table:table-cell office:value-type="float" office:value="8">
                <text:p>8</text:p>
              </table:table-cell>
              <table:table-cell office:value-type="float" office:value="0.562367231037875">
                <text:p>0.562367231037875</text:p>
              </table:table-cell>
              <table:table-cell office:value-type="float" office:value="8">
                <text:p>8</text:p>
              </table:table-cell>
              <table:table-cell office:value-type="float" office:value="0.583971535453905">
                <text:p>0.583971535453905</text:p>
              </table:table-cell>
              <table:table-cell office:value-type="float" office:value="8">
                <text:p>8</text:p>
              </table:table-cell>
              <table:table-cell office:value-type="float" office:value="0.580940235045776">
                <text:p>0.5809402350457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